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o stretchy="false">Υ</mo>
        <mrow>
          <mi>l</mi>
          <msub>
            <mi>m</mi>
            <mi>l</mi>
          </msub>
        </mrow>
      </msub>
      <mrow>
        <mo stretchy="false">(</mo>
        <mrow>
          <mo stretchy="false">ϑ</mo>
          <mi>,</mi>
          <mo stretchy="false">ϕ</mo>
        </mrow>
        <mo stretchy="false">)</mo>
      </mrow>
    </mrow>
    <annotation encoding="StarMath 5.0">%iUPSILON _{l m _l} (%ivartheta , %iphi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4T12:34:31.264000000</meta:creation-date>
    <meta:generator>LibreOffice/4.1.4.2$Windows_x86 LibreOffice_project/0a0440ccc0227ad9829de5f46be37cfb6edcf72</meta:generator>
  </office:meta>
</office:document-meta>
</file>